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2pt" style:font-size-asian="12pt" style:font-name-complex="Times New Roman2" style:font-size-complex="12pt"/>
    </style:style>
    <style:style style:name="P2" style:family="paragraph" style:parent-style-name="Standard">
      <style:paragraph-properties fo:text-align="justify" style:justify-single-word="false"/>
      <style:text-properties style:font-name="Times New Roman" fo:font-size="12pt" fo:font-style="italic" fo:font-weight="bold" style:font-size-asian="12pt" style:font-style-asian="italic" style:font-weight-asian="bold" style:font-name-complex="Times New Roman2" style:font-size-complex="12pt"/>
    </style:style>
    <style:style style:name="P3" style:family="paragraph" style:parent-style-name="Standard">
      <style:paragraph-properties fo:text-align="justify" style:justify-single-word="false"/>
      <style:text-properties style:font-name="Times New Roman" fo:font-size="12pt" fo:font-style="normal" officeooo:rsid="001f2892" style:font-size-asian="12pt" style:font-style-asian="normal" style:font-name-complex="Times New Roman2" style:font-size-complex="12pt" style:font-style-complex="normal"/>
    </style:style>
    <style:style style:name="P4" style:family="paragraph" style:parent-style-name="Standard">
      <style:paragraph-properties fo:text-align="justify" style:justify-single-word="false"/>
      <style:text-properties style:font-name="Times New Roman" fo:font-size="12pt" fo:font-style="normal" officeooo:rsid="0020ea55" style:font-size-asian="12pt" style:font-style-asian="normal" style:font-name-complex="Times New Roman2" style:font-size-complex="12pt" style:font-style-complex="normal"/>
    </style:style>
    <style:style style:name="P5" style:family="paragraph" style:parent-style-name="Standard">
      <style:paragraph-properties fo:text-align="justify" style:justify-single-word="false"/>
      <style:text-properties style:font-name="Times New Roman" fo:font-size="12pt" fo:font-style="normal" officeooo:rsid="00210095" style:font-size-asian="12pt" style:font-style-asian="normal" style:font-name-complex="Times New Roman2" style:font-size-complex="12pt" style:font-style-complex="normal"/>
    </style:style>
    <style:style style:name="P6"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2" style:font-size-complex="16pt"/>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20ea55"/>
    </style:style>
    <style:style style:name="P9"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2" style:font-size-complex="12pt"/>
    </style:style>
    <style:style style:name="P10"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2" style:font-size-complex="14pt"/>
    </style:style>
    <style:style style:name="P1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2" style:family="paragraph" style:parent-style-name="Standard" style:master-page-name="Standard">
      <style:paragraph-properties fo:text-align="justify" style:justify-single-word="false" style:page-number="auto"/>
      <style:text-properties style:font-name="Times New Roman"/>
    </style:style>
    <style:style style:name="P13"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Times New Roman2" style:font-size-complex="12pt"/>
    </style:style>
    <style:style style:name="P14" style:family="paragraph" style:parent-style-name="Standard">
      <style:paragraph-properties fo:margin-left="0cm" fo:margin-right="0cm" fo:text-align="justify" style:justify-single-word="false" fo:text-indent="1.249cm" style:auto-text-indent="false"/>
      <style:text-properties style:font-name="Times New Roman" fo:font-size="12pt" fo:font-style="italic" style:font-size-asian="12pt" style:font-style-asian="italic" style:font-name-complex="Times New Roman2" style:font-size-complex="12pt"/>
    </style:style>
    <style:style style:name="P15" style:family="paragraph" style:parent-style-name="Standard">
      <style:paragraph-properties fo:margin-top="0cm" fo:margin-bottom="0cm" loext:contextual-spacing="false" fo:text-align="justify" style:justify-single-word="false"/>
      <style:text-properties style:font-name="Times New Roman" fo:font-size="12pt" style:font-size-asian="12pt" style:font-name-complex="Times New Roman2" style:font-size-complex="12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1e8108" style:font-size-asian="12pt" style:font-name-complex="Times New Roman2" style:font-size-complex="12pt"/>
    </style:style>
    <style:style style:name="T3" style:family="text">
      <style:text-properties style:font-name="Times New Roman1" fo:font-size="12pt" fo:font-style="italic" style:font-size-asian="12pt" style:font-style-asian="italic" style:font-name-complex="Times New Roman2" style:font-size-complex="12pt"/>
    </style:style>
    <style:style style:name="T4" style:family="text">
      <style:text-properties style:font-name="Times New Roman1" fo:font-size="12pt" fo:font-style="italic" officeooo:rsid="001e8108" style:font-size-asian="12pt" style:font-style-asian="italic" style:font-name-complex="Times New Roman2" style:font-size-complex="12pt" style:font-style-complex="italic"/>
    </style:style>
    <style:style style:name="T5" style:family="text">
      <style:text-properties style:font-name="Times New Roman1" fo:font-size="12pt" fo:font-style="italic" officeooo:rsid="001f2892" style:font-size-asian="12pt" style:font-style-asian="italic" style:font-name-complex="Times New Roman2" style:font-size-complex="12pt" style:font-style-complex="italic"/>
    </style:style>
    <style:style style:name="T6" style:family="text">
      <style:text-properties style:font-name="Times New Roman1" fo:font-size="12pt" fo:font-style="italic" officeooo:rsid="0020ea55" style:font-size-asian="12pt" style:font-style-asian="italic" style:font-name-complex="Times New Roman2" style:font-size-complex="12pt" style:font-style-complex="italic"/>
    </style:style>
    <style:style style:name="T7" style:family="text">
      <style:text-properties style:font-name="Times New Roman1" fo:font-size="12pt" fo:font-style="italic" officeooo:rsid="00210095" style:font-size-asian="12pt" style:font-style-asian="italic" style:font-name-complex="Times New Roman2" style:font-size-complex="12pt" style:font-style-complex="italic"/>
    </style:style>
    <style:style style:name="T8" style:family="text">
      <style:text-properties style:font-name="Times New Roman1" fo:font-size="12pt" fo:font-style="italic" fo:font-weight="bold" style:font-size-asian="12pt" style:font-style-asian="italic" style:font-weight-asian="bold" style:font-name-complex="Times New Roman2" style:font-size-complex="12pt"/>
    </style:style>
    <style:style style:name="T9" style:family="text">
      <style:text-properties style:font-name="Times New Roman1" fo:font-size="12pt" fo:font-style="normal" officeooo:rsid="001e8108" style:font-size-asian="12pt" style:font-style-asian="normal" style:font-name-complex="Times New Roman2" style:font-size-complex="12pt" style:font-style-complex="normal"/>
    </style:style>
    <style:style style:name="T10" style:family="text">
      <style:text-properties style:font-name="Times New Roman1" fo:font-size="12pt" fo:font-style="normal" officeooo:rsid="001ec19a" style:font-size-asian="12pt" style:font-style-asian="normal" style:font-name-complex="Times New Roman2" style:font-size-complex="12pt" style:font-style-complex="normal"/>
    </style:style>
    <style:style style:name="T11" style:family="text">
      <style:text-properties style:font-name="Times New Roman1" fo:font-size="12pt" fo:font-style="normal" officeooo:rsid="001efc83" style:font-size-asian="12pt" style:font-style-asian="normal" style:font-name-complex="Times New Roman2" style:font-size-complex="12pt" style:font-style-complex="normal"/>
    </style:style>
    <style:style style:name="T12" style:family="text">
      <style:text-properties style:font-name="Times New Roman1" fo:font-size="12pt" fo:font-style="normal" officeooo:rsid="001f2892" style:font-size-asian="12pt" style:font-style-asian="normal" style:font-name-complex="Times New Roman2" style:font-size-complex="12pt" style:font-style-complex="normal"/>
    </style:style>
    <style:style style:name="T13" style:family="text">
      <style:text-properties style:font-name="Times New Roman1" fo:font-size="12pt" fo:font-style="normal" officeooo:rsid="0020ea55" style:font-size-asian="12pt" style:font-style-asian="normal" style:font-name-complex="Times New Roman2" style:font-size-complex="12pt" style:font-style-complex="normal"/>
    </style:style>
    <style:style style:name="T14" style:family="text">
      <style:text-properties style:font-name="Times New Roman1" fo:font-size="12pt" fo:font-style="normal" officeooo:rsid="00210095" style:font-size-asian="12pt" style:font-style-asian="normal" style:font-name-complex="Times New Roman2" style:font-size-complex="12pt" style:font-style-complex="normal"/>
    </style:style>
    <style:style style:name="T15" style:family="text">
      <style:text-properties fo:font-size="12pt" style:font-size-asian="12pt" style:font-name-complex="Times New Roman2" style:font-size-complex="12pt"/>
    </style:style>
    <style:style style:name="T16" style:family="text">
      <style:text-properties fo:font-size="12pt" officeooo:rsid="001e8108" style:font-size-asian="12pt" style:font-name-complex="Times New Roman2" style:font-size-complex="12pt"/>
    </style:style>
    <style:style style:name="T17" style:family="text">
      <style:text-properties fo:font-size="12pt" fo:font-style="italic" style:font-size-asian="12pt" style:font-style-asian="italic" style:font-name-complex="Times New Roman2" style:font-size-complex="12pt"/>
    </style:style>
    <style:style style:name="T18" style:family="text">
      <style:text-properties fo:font-size="12pt" fo:font-style="italic" officeooo:rsid="001e8108" style:font-size-asian="12pt" style:font-style-asian="italic" style:font-name-complex="Times New Roman2" style:font-size-complex="12pt" style:font-style-complex="italic"/>
    </style:style>
    <style:style style:name="T19" style:family="text">
      <style:text-properties fo:font-size="12pt" fo:font-style="italic" officeooo:rsid="001f2892" style:font-size-asian="12pt" style:font-style-asian="italic" style:font-name-complex="Times New Roman2" style:font-size-complex="12pt" style:font-style-complex="italic"/>
    </style:style>
    <style:style style:name="T20" style:family="text">
      <style:text-properties fo:font-size="12pt" fo:font-style="italic" officeooo:rsid="0020ea55" style:font-size-asian="12pt" style:font-style-asian="italic" style:font-name-complex="Times New Roman2" style:font-size-complex="12pt" style:font-style-complex="italic"/>
    </style:style>
    <style:style style:name="T21" style:family="text">
      <style:text-properties fo:font-size="12pt" fo:font-style="italic" officeooo:rsid="00210095" style:font-size-asian="12pt" style:font-style-asian="italic" style:font-name-complex="Times New Roman2" style:font-size-complex="12pt" style:font-style-complex="italic"/>
    </style:style>
    <style:style style:name="T22" style:family="text">
      <style:text-properties fo:font-size="12pt" fo:font-style="italic" fo:font-weight="bold" style:font-size-asian="12pt" style:font-style-asian="italic" style:font-weight-asian="bold" style:font-name-complex="Times New Roman2" style:font-size-complex="12pt"/>
    </style:style>
    <style:style style:name="T23" style:family="text">
      <style:text-properties fo:font-size="12pt" fo:font-style="normal" officeooo:rsid="001e8108" style:font-size-asian="12pt" style:font-style-asian="normal" style:font-name-complex="Times New Roman2" style:font-size-complex="12pt" style:font-style-complex="normal"/>
    </style:style>
    <style:style style:name="T24" style:family="text">
      <style:text-properties fo:font-size="12pt" fo:font-style="normal" officeooo:rsid="001ec19a" style:font-size-asian="12pt" style:font-style-asian="normal" style:font-name-complex="Times New Roman2" style:font-size-complex="12pt" style:font-style-complex="normal"/>
    </style:style>
    <style:style style:name="T25" style:family="text">
      <style:text-properties fo:font-size="12pt" fo:font-style="normal" officeooo:rsid="001efc83" style:font-size-asian="12pt" style:font-style-asian="normal" style:font-name-complex="Times New Roman2" style:font-size-complex="12pt" style:font-style-complex="normal"/>
    </style:style>
    <style:style style:name="T26" style:family="text">
      <style:text-properties fo:font-size="12pt" fo:font-style="normal" officeooo:rsid="001f2892" style:font-size-asian="12pt" style:font-style-asian="normal" style:font-name-complex="Times New Roman2" style:font-size-complex="12pt" style:font-style-complex="normal"/>
    </style:style>
    <style:style style:name="T27" style:family="text">
      <style:text-properties fo:font-size="12pt" fo:font-style="normal" officeooo:rsid="0020ea55" style:font-size-asian="12pt" style:font-style-asian="normal" style:font-name-complex="Times New Roman2" style:font-size-complex="12pt" style:font-style-complex="normal"/>
    </style:style>
    <style:style style:name="T28" style:family="text">
      <style:text-properties fo:font-size="12pt" fo:font-style="normal" officeooo:rsid="00210095" style:font-size-asian="12pt" style:font-style-asian="normal" style:font-name-complex="Times New Roman2"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text:span text:style-name="T15">Há eras, é contada a história dos quatro guerreiros e suas armas forjadas com sangue de demoníaco e de animais, que derrotaram a grande bruxa, Vanessa, que havia invocado demônios e transformado as pessoas do castelo do Reino Ardente em criaturas horrendas para ajudá-la a conquistar o mundo.</text:span></text:p>
      <text:p text:style-name="P1"><text:tab/>Essa história ocorreu há 300 anos e foi contada de geração em geração para que as crianças obedecessem aos pais com medo dos demônios. Ao longo desse tempo as pessoas se habituaram e viveram felizes, pois a armadura tinha sido destruída e os demônios mortos na grande guerra, assim como as armas dos guerreiros. Ou assim pensavam.</text:p>
      <text:p text:style-name="P6">Capítulo 1</text:p>
      <text:p text:style-name="P1"><text:tab/>Benjamin estava praticando esgrima com seu pai, Samuel, atrás da sua casa. Estava um dia ensolarado e refrescante, com ventos que batiam no rosto e aliviavam o calor do sol. Eles praticavam havia 3 horas e Benjamin estava cansado e cheio de machucados e até mesmo com seu braço esquerdo sangrando na altura do ombro, apesar de eles usarem apenas espadas de madeira, enquanto seu pai não tinha recebido nenhum arranhão ou pancada. Quando Benjamin estava ajoelhado se recuperando de outra pancada na perna esquerda, seu pai o provocava para irritá-lo e quando seu pai menos esperava ele o atacou com uma estoca mirando o estômago do pai, mas quando a menos de 3 centímetros do alvo, Samuel girou para a direita e bateu com a espada na cabeça de Benjamin que caiu no chão sem forças para se levantar.</text:p>
      <text:p text:style-name="P13">- Chega por hoje. Continuamos amanhã no mesmo horário. – disse Samuel se retirando para a cozinha. </text:p>
      <text:p text:style-name="P1"><text:s/><text:tab/>Benjamin ficou trinta minutos na mesma posição que o seu pai o deixara sem conseguir se mover, quando sua mãe gritou.</text:p>
      <text:p text:style-name="P1"><text:tab/>- Benjamin! Vá tomar o seu banho agora para se sentar na mesa e comer! </text:p>
      <text:p text:style-name="P1"><text:tab/>E então, sem pensar duas vezes, ele correu para o chuveiro e tomou um banho que lavou até a sua alma e ajudou a diminuir a dor das feridas. Quando ele saiu do banheiro e sentou-se na mesa para almoçar, sua mãe viu seus machucados e falou.</text:p>
      <text:p text:style-name="P1"><text:tab/>- Não entendo o porquê de vocês fazerem isso todo o dia. Coisa mais bárbara e sem sentido.</text:p>
      <text:p text:style-name="P1"><text:tab/>- Os demônios estão voltando, sinto isso na perna que me falta e Benjamin tem que estar preparado para sobreviver. – retrucou Samuel.</text:p>
      <text:p text:style-name="P1"><text:tab/>- Eles não irão voltar, você sabe muito bem disso. Estão todos mortos, a armadura foi destruída e isso virou lenda já. – insistiu a mãe de Benjamin.</text:p>
      <text:p text:style-name="P7"><text:span text:style-name="T15"><text:tab/>Então o almoço ficou em silêncio e todos comeram sem dizer nada. Quando terminaram, Benjamin e seu pai foram para a ferraria na frente de sua casa. Era um lugar espaçoso com facas, espadas, flechas, arcos e todo tipo de arma pendurada nas paredes. Benjamin tinha 18 anos e cuidava da frente da loja, recebendo as encomendas e atendendo aos clientes, enquanto seu pai ficava na forja fazendo o que era </text:span><text:soft-page-break/><text:span text:style-name="T15">encomendado. A maioria dos fregueses eram viajantes que queriam amolar suas armas ou comprar novas, para substituir as já muito gastas.</text:span></text:p>
      <text:p text:style-name="P1"><text:tab/>Benjamin era alto, tinha músculos suficientes para carregar uma mulher se necessário, tinha olhos azuis, iguais ao da mãe, e seu cabelo era ruivo. Todas as meninas que passavam na frente da loja o encaravam e cochichavam entre si. Ele não gostava disso, pois era tímido e não gostava de ser invisível, mas gostava menos ainda do calor da forja e barulho de lá, então não se importava. Seu pai era da altura dele, mas era bem mais forte por causa do trabalho, assim como Benjamin, tinha cabelos ruivos, mas seus olhos eram castanhos. Samuel tinha perdido a perna há 10 anos quando fizera parte do exército real, numa batalha para reprimir uma rebelião ao norte da vila.</text:p>
      <text:p text:style-name="P1"><text:tab/>Eles viviam na Vila da Travessia, era chamada assim por ficar no meio do território e era rota de passagem de todos que cruzavam o reino. Era uma vila pacífica e com o comércio fervente por causa dos viajantes. Eles moravam numa casa de primeiro andar. Seu quarto ficava no andar de cima, junto com o dos pais, enquanto que a cozinha, sala e banheiro ficavam no térreo. No quintal, seu pai mandara cortar a árvore que ficava no centro para que eles pudessem lutar.</text:p>
      <text:p text:style-name="P1"><text:tab/>No final daquele dia, quando já escurecera e não havia mais pessoas na rua principal que era o principal lugar de comércio na vila, eles fecharam a loja e foram para casa, que ficava a 200 metros atrás da loja. No caminho de volta, quando faltavam cerca de 50 metros para chegarem na porta da frente, Benjamin falou:</text:p>
      <text:p text:style-name="P1"><text:tab/>- Pai, quero revanche por hoje de manhã.</text:p>
      <text:p text:style-name="P1"><text:tab/>- Claro que sim, Ben! – disse Samuel com um sorriso e rapidamente retirando a espada de madeira, que sempre carregava no cinto, jogando a muleta para o lado e atacando Ben com ataque diagonal de baixo para cima, da esquerda para a direita mirando o peito dele. </text:p>
      <text:p text:style-name="P1"><text:tab/>Mas dessa vez Ben foi rápido e pulou para trás e então retirou do seu cinto a espada de madeira e tomou posição segurando-a com as duas mãos em frente ao corpo. Os dois se encararam e se observaram por um tempo que pareceu uma eternidade para quem assistisse, mas eles estavam observando cada suspiro e cada movimento dos músculos um do outro, finalmente Ben atacou investindo contra o pai, ele atacou de cima para baixo com um ataque forte. Mas seu pai era mais forte e aparou o golpe sem problemas com apenas uma mão na espada e com a outra livre deu um soco na boca do estômago do filho que recuou e se curvou por causa da dor. Mas antes mesmo de se recuperar seu pai estava se preparando para ataca-lo quando a mãe de Bem o gritou da casa:</text:p>
      <text:p text:style-name="P1"><text:tab/>- Parem os dois já com isso e venham para casa comer!</text:p>
      <text:p text:style-name="P1"><text:tab/>E então depois de ouvir isso eles voltaram para casa, Ben com dor na barriga, por causa do soco, mas ambos felizes, pois esgrima era a paixão dos dois e praticar os deixava muito feliz. Quando chegaram em casa a mãe de Ben os esperava na porta com cara amarrada encarando os dois.</text:p>
      <text:p text:style-name="P1"><text:tab/>- Mas que coisa, todo dia é a mesma coisa. Que vício esse por lutar. Vão se lavar, os dois. Agora!</text:p>
      <text:p text:style-name="P1"><text:soft-page-break/><text:tab/>Ambos foram tomar banho para comer e quando terminaram foram se deitar. Ben já estava quase adormecendo quando seu pai o chamou para a cozinha para conversar. Ele desceu do seu quarto e foi para a cozinha.</text:p>
      <text:p text:style-name="P1"><text:tab/>- Sente-se, meu filho, tenho que conversar com você – disse Samuel.</text:p>
      <text:p text:style-name="P1"><text:tab/>- O que foi pai? Aconteceu alguma coisa? – perguntou Benjamin preocupado.</text:p>
      <text:p text:style-name="P1"><text:tab/>Ambos falavam baixo para que não acordassem a mãe de Ben, que dormia no cômodo bem encima da cozinha. </text:p>
      <text:p text:style-name="P1"><text:tab/>- Você sabe como eu perdi a minha perna? – perguntou Samuel depois dos dois ficarem calados por um minuto se olhando.</text:p>
      <text:p text:style-name="P1"><text:tab/>- Você já falou essa história, pai, foi na guerra há dez anos. – respondeu Benjamin se acalmando, pois pensou que era algum assunto preocupante.</text:p>
      <text:p text:style-name="P1"><text:tab/>- Essa foi a história que contei para todos, mas não foi exatamente o que aconteceu, realmente foi na guerra, porém não foi um soldado inimigo que a cortou.</text:p>
      <text:p text:style-name="P1"><text:tab/>- Como foi então?</text:p>
      <text:p text:style-name="P1"><text:tab/>Ele deu uma pausa refletindo sobre o que acontecera no passado e se perguntando se realmente deveria contar. Bem esperou que ele pensasse e falou enfim:</text:p>
      <text:p text:style-name="P1"><text:tab/>- Não precisa contar, pai. Está tudo bem.</text:p>
      <text:p text:style-name="P1"><text:tab/>- Não! Eu preciso contar, sinto que preciso e tem que ser agora. – disse Samuel com medo de falar.</text:p>
      <text:p text:style-name="P1"><text:tab/>Benjamin se calou em respeito ao pai, pois vira que era importante para ele, então esperou que ele contasse quando estivesse pronto.</text:p>
      <text:p text:style-name="P1"><text:tab/>- Há 10 anos eu era o capitão do exército e foi mandada uma incursão para o norte, para acabar com uma revolta. Eu era o comandante da tropa, quando chegamos não vimos ninguém, só vimos uma chuva de flechas na nossa direção, não tivemos tempo nem de levantar os escudos. Mais da metade tinha morrido, então começamos a correr para o leste, na direção das cordilheiras para armar uma armadilha quando eles chegassem. Mas fomos nós que caímos em uma, eles já nos esperavam lá também. Conseguimos nos manter vivos, porque éramos mais habilidosos e tínhamos melhores equipamentos. </text:p>
      <text:p text:style-name="P1"><text:tab/>“Era uma luta sangrenta, eu estava cercado por três lutadores habilidosos deles e eu não conseguia escapar, estava sendo empurrado para trás e foi quando caímos em uma caverna escura. Dois deles morreram devido à queda, mas o outro não desistiu e continuou a me perseguir mesmo estando muito machucado devido à queda. Minha espada tinha quebrado e estava com a perna quebrada, já tinha aceitado a minha morte, quando eu vi uma espada no meio da caverna. Ela estava intacta, sem nenhuma ferrugem, um tipo que nunca vira antes. Quando tentei tocá-la, um brilho que nos cegou veio dela, um brilho azul e quando conseguimos ver de novo um urso com mais de dois metros apareceu cuspindo fogo azul e matou o meu inimigo.</text:p>
      <text:p text:style-name="P1"><text:soft-page-break/><text:tab/>“Eu sabia que seria a minha vez em seguida, estava com muito medo, mas tinha aceitado. Então, ele falou comigo, disse que eu era o guardião daquela espada, que minha missão era achar o verdadeiro dono, aquele que seria destinado a combater a bruxa novamente. Ele olhou para minha perna e disse que seria necessário amputar e então a sua pata ficou em chamas, com uma chama azul e ele arrancou minha perna de uma vez. Eu não senti nada e quando olhei para baixo a dor sumira junto com a minha perna e também com o urso. Minha perna não estava sangrando, porque o fogo da pata do urso já fechara a ferida. </text:p>
      <text:p text:style-name="P1"><text:tab/>“Quando eu consegui me levantar, peguei a espada e saí da caverna e vi que havíamos vencido a batalha, os revoltosos estavam se retirando e os meus soldados vieram me ajudar quando me viram. Eu saí do exército, porque não tinha como um comandante não ser perneta. Curiosamente eu nunca consegui desembainhá-la e nunca contei para ninguém que a tinha.</text:p>
      <text:p text:style-name="P1"><text:tab/>Quando seu pai terminou de contar a história, Ben não conseguia acreditar no que acabara de ouvir e ficou com uma cara de incredulidade. Seu pai percebeu isso, porque falou:</text:p>
      <text:p text:style-name="P1"><text:tab/>- Você não acredita em mim, não é?</text:p>
      <text:p text:style-name="P1"><text:tab/>Benjamin balançou a cabeça.</text:p>
      <text:p text:style-name="P1"><text:tab/>- Então me siga. – disse Samuel se levantando e se dirigindo para o quintal.</text:p>
      <text:p text:style-name="P1"><text:tab/>Quando chegaram lá, Samuel foi até a árvore que ficava no canto do quintal e lá retirou a casca da árvore, revelando que havia um local oco nela e retirou uma espada na bainha. Ela era uma bainha azul que tinha um urso marrom, com olhos ferozes e dentes afiados à mostra, incrustado dos lados da bainha. O cabo da espada era preto e ela tinha uma curvatura na bainha que acompanhava a lâmina.</text:p>
      <text:p text:style-name="P1"><text:tab/>- Você deve encontrar o verdadeiro dono dela, meu filho, por isso o treinei durante todos esses anos. – falou Samuel entregando a espada ao filho.</text:p>
      <text:p text:style-name="P1"><text:tab/>Quando Benjamin a pegou nas mãos ficou maravilhado, pois nunca vira tal espada antes. Ele tentou retirar a espada a espada da bainha, mas não conseguiu. Foi apenas quando colocou na cintura e puxou assim como seu fizera antes para lhe atacar que conseguiu retirar e um brilho azul saiu da lâmina, eram chamas azuis. A lâmina estava em chamas, assim como seus olhos brilhavam com o azul mais puro.</text:p>
      <text:p text:style-name="P1"><text:tab/>Seu pai ficou chocado quando viu aquilo, não conseguia acreditar que a pessoa destinada era o seu próprio filho e quando abriu a boca para falar sua cabeça caiu ao lado de Ben. Ela foi arrancada e quando Benjamin virou-se sangue escorria do pescoço de seu pai e um demônio estava atrás do corpo de Samuel, atrás da árvore com uma espada ensanguentada e um sorriso malicioso. Quando ela se aproximou para a luz, Benjamin pôde vê-lo, era uma criatura com uma cabeça mais alta que Ben, com ombros largos e músculos bem evidentes, era da cor do céu noturno, com olhos cheios de ódio direcionados para Ben.</text:p>
      <text:p text:style-name="P7"><text:span text:style-name="T15"><text:tab/>Benjamin estava assustado, tinha acabado de ver a cabeça de seu pai rolar do seu corpo e estava sendo atacado por um demônio que queria mata-lo a qualquer custo. Mas </text:span><text:soft-page-break/><text:span text:style-name="T15">ele também estava com muita raiva, então avançou em direção ao demônio, atacando com um ataque diagonal de cima para baixo, mas o demônio defendeu. Com um acesso de raiva Benjamin gritou e a lâmina se incendiou e deu mais força para ele e então cortou a espada do demônio ao meio junto com ele.</text:span></text:p>
      <text:p text:style-name="P1"><text:tab/>Benjamin não teve tempo nem de lamentar a morte do pai, pois estava sendo atacado de todos os lados, mais e mais demônios apareciam e ele não tinha tempo de pensar como estava a mãe dele, porque estava lutando para sobreviver. Então sua casa desmoronou com tudo que estava dentro, inclusive sua mãe. E quando ele viu isso a sua raiva aumentou, as chamas da lâmina aumentaram mais ainda e ele cortava e queimava demônios de todos os modos. </text:p>
      <text:p text:style-name="P1"><text:tab/>Depois de ser empurrado pela horda de demônios para o meio da rua principal, ele viu que tudo estava destruído, os demônios haviam matado todas as pessoas e destruído todas as casas e lojas. Quando Ben se distraiu por um segundo, um demônio cortou seu ombro e sangue escorreu pelo seu braço, ele havia matado inúmeros demônios, mas apareciam mais cada vez mais e ele estava com uma fúria incontrolável matando todos. </text:p>
      <text:p text:style-name="P1"><text:tab/>Então, sem perceber, um urso marrom com chamas azuis nas patas apareceu ao seu lado e começou a matar os demônios também, mas ele estava atrás de um em especial, um pequeno demônio, do tamanho de uma criança, com um cajado estava atrás de todos eles e falava alguma coisa e ao lado dele havia um portal de onde mais demônios saiam. O urso se apoiou nas quatro patas e começou a correr em direção a esse pequeno demônio, ele ignorava os grandes, cuspindo fogo pela boca em quem tentasse se aproximar, de repente ele pulou e cravou os dentes afiados na cabeça do pequeno e queimando todo o seu corpo. O portal se fechou com a morte dele e os demônios grandes pararam de aparecer.</text:p>
      <text:p text:style-name="P1"><text:tab/>Foi então que o urso falou dentro da cabeça de Benjamin.</text:p>
      <text:p text:style-name="P14">“Não tema, jovem. Se acalme, você pode derrotar todos eles com apenas um golpe. Pegue sua bainha e bote a espada nela. Depois acumule chamas dentro dela, ao invés de ficar soltando igual a um tolo e grite com toda a sua alma: Kuma no emono”</text:p>
      <text:p text:style-name="P7"><text:span text:style-name="T17"><text:tab/></text:span><text:span text:style-name="T15">Sem pensar duas vezes nem saber porque seguia as instruções de uma voz na sua cabeça, Benjamin fez o que o urso falou, colocou a espada na bainha no cinto e começou a concentrar todas as chamas dentro e quando não aguentava mais a pressão, ele gritou:</text:span></text:p>
      <text:p text:style-name="P7"><text:span text:style-name="T15"><text:tab/>- </text:span><text:span text:style-name="T17">Kuma no emono! </text:span></text:p>
      <text:p text:style-name="P1"><text:tab/>Benjamin retirou a espada da bainha e girou seu corpo 360 graus fazendo com que a espada girasse com ele e ela soltou uma onda de fogo que cortou tudo, árvores, casas, pedras e demônios, tudo exceto o urso, pois quando a onda de fogo bateu nele não aconteceu nada.</text:p>
      <text:p text:style-name="P7"><text:span text:style-name="T15"><text:tab/>Então depois de matar todos os demônios, Benjamin saiu do seu estado de fúria e olhou ao seu redor, não tinha mais nada, toda a Vila da Travessia foi destruída. Ele embainhou a espada e todo o fogo se apagou, assim como o urso fora desaparecera e </text:span><text:soft-page-break/><text:span text:style-name="T15">Ben caiu de joelhos e começou a chorar pela perda dos pais e parecia que o céu também chorava, pois começara a chover. </text:span></text:p>
      <text:p text:style-name="P9"/>
      <text:p text:style-name="P9">Capítulo 2</text:p>
      <text:p text:style-name="P1"><text:tab/>Havia se passado um mês desde a destruição da Vila da Travessia e houveram vários relatos da aparição de demônios matando e devorando pessoas em todas as partes do reino. Na noite em que houve o massacre da vila, a rainha recebeu a visita de uma águia que havia saído do seu amuleto, que era uma herança de família passada há gerações.</text:p>
      <text:p text:style-name="P7"><text:span text:style-name="T15"><text:tab/></text:span><text:span text:style-name="T17">“Você deve encontrar a mulher que herdará o amuleto, ela se tornará a maga que enfrentará os demônios e será a grande estrategista dos quatro guerreiros. Vá e encontre-a!” </text:span><text:span text:style-name="T15">– falou a águia para a rainha antes de desaparecer e voltar para o amuleto.</text:span></text:p>
      <text:p text:style-name="P15"><text:tab/>A rainha partiu no dia seguinte com apenas cinco homens e desde então a rainha viaja pelo reino à procura da mulher que será a grande maga. Era fim da tarde quando ela e sua campanha haviam voltado da terceira viajem, mais uma vez sem sucesso. A rainha era acompanhada de cinco cavaleiros, apenas para se proteger de ladrões, pois desde a destruição da Vila da Travessia, houve um crescimento do número de roubos. O reino não queria que virasse uma notícia que a rainha estava procurando pela maga destinada, porque atrairia muita atenção e um grupo muito grande de cavaleiros não seria nada discreto.</text:p>
      <text:p text:style-name="P1"><text:tab/>Mas dessa vez não foi apenas um insucesso, houve também um ataque aos viajantes. Eles foram atacados pelos demônios e apesar de todos terem sobrevivido, ficaram muito feridos, principalmente seu capitão que perdera um braço. A rainha foi a única que sofreu apenas um arranhão de uma flecha.</text:p>
      <text:p text:style-name="P1"><text:tab/>Quando a rainha chegou pelos fundos do castelo, para que poucas pessoas os vissem, o rei apareceu:</text:p>
      <text:p text:style-name="P1"><text:tab/>- O que houve? Você está bem, meu amor? – perguntou o rei com muita preocupação.</text:p>
      <text:p text:style-name="P1"><text:tab/>- Fomos atacados por demônios, aqueles miseráveis vão pagar por isso. – disse um dos soldados, com ódio na voz, descendo do seu cavalo para ajudar o capitão.</text:p>
      <text:p text:style-name="P1"><text:tab/>- Levem ele para dentro e chamem o médico imediatamente! – ordenou a rainha se dirigindo a uma das criadas que foi ajudar.</text:p>
      <text:p text:style-name="P1"><text:tab/>Ela saiu correndo para chamar o médico do castelo e cruzou com a princesa Helena que estava indo em direção à mãe.</text:p>
      <text:p text:style-name="P1"><text:tab/>- Você está bem, mamãe? Está ferida? – perguntou Helena abraçando-a e com a voz fraquejando.</text:p>
      <text:p text:style-name="P1"><text:tab/>- Eu estou bem, minha. Só sofri um arranhão no ombro esquerdo, não foi nada demais. Não se preocupe. – respondeu a mãe retribuindo o abraço e tentando acalmá-la.</text:p>
      <text:p text:style-name="P1"><text:soft-page-break/><text:tab/>- Onde está o arranhão? Deixe-me ver. – disse o pai de Helena se aproximando da esposa e afastando o tecido da túnica para ver o arranhão. – É um arranhão pequeno mesmo, mas vou chamar o médico para fazer um curativo.</text:p>
      <text:p text:style-name="P1"><text:tab/>Os três entraram no castelo, ele era grande, feito de pedras brancas com quatro torres nas pontas. Dentro era revestido por tapeçarias que mostravam a história dos guerreiros e suas vitórias matando os demônios. Os três se dirigiram para o quarto do casal, para que a rainha descansasse. Quando estavam dentro, ela retirou sua túnica marrom revelando um vestido de seda vermelho sem mangas. A rainha era jovem, tinha apenas trinta e cinco anos com uma feições delicadas, cabelos claros e olhos escuros, uma verdadeira rainha.</text:p>
      <text:p text:style-name="P1"><text:tab/>A sua filha, Helena tinha apenas quinze anos, mas já era uma linda moça, praticamente igual a mãe, exceto pelos seus cabelos que eram escuros, assim como o do pai. Os três se sentaram na cama quando o rei falou:</text:p>
      <text:p text:style-name="P1"><text:tab/>- Você não pode ir mais para essas viagens, é suicídio. Olhe como o capitão está.</text:p>
      <text:p text:style-name="P1"><text:tab/>- Enquanto eu continuar respirando eu irei, é a minha obrigação. Foi confiada a mim essa tarefa e eu pretendo cumpri-la. – disse a rainha se levantando e encarando o marido.</text:p>
      <text:p text:style-name="P1"><text:tab/>- Mas mãe, papai tem razão, você está se arriscando muito, deixe que os soldados vão no seu lugar. – falou Helena apoiando o pai.</text:p>
      <text:p text:style-name="P1"><text:tab/>- Até você minha filha?! Pensei que você entenderia – respondeu a mãe olhando para filha com surpresa. – Eu continuarei sim e encontrarei essa mulher mesmo que vocês dois não apoiem.</text:p>
      <text:p text:style-name="P1"><text:tab/>Depois disso a rainha saiu do quarto batendo a porta ao sair e Helena e seu pai ficaram sentados de cabeças baixas.</text:p>
      <text:p text:style-name="P1"><text:tab/>Helena encontrou a mãe na bancada do primeiro andar do castelo, olhando para o horizonte.</text:p>
      <text:p text:style-name="P1"><text:tab/>- Eu irei amanhã de novo, minha filha, tenho que encontrar logo a tal maga. As coisas estão ficando piores em todos os lugares do reino. – disse a rainha quando viu Helena se aproximando.</text:p>
      <text:p text:style-name="P1"><text:tab/>- Eu sei mãe, eu pensei um pouco a respeito do que você falou e queria ir com você. Eu sei que você não mudará de ideia, não importa o que nós falemos, então eu gostaria de ajudar. – disse Helena sorrindo para a mãe.</text:p>
      <text:p text:style-name="P1"><text:tab/>- Obrigada minha filha, mas seu pai tem razão, é muito perigoso e não quero que você fique em risco. Não, apenas eu irei, é a minha obrigação.</text:p>
      <text:p text:style-name="P1"><text:tab/>- Mas mãe, por favor, sei que posso ajudar de alguma forma.</text:p>
      <text:p text:style-name="P1"><text:tab/>- Não! Já está decidido. – disse a rainha olhando com firmeza para Helana.</text:p>
      <text:p text:style-name="P1"><text:tab/>Helena se retirou com raiva deixando a mãe sozinha com seus pensamentos. Na hora do jantar, os três se sentaram à mesa junto com um dos generais do reino.</text:p>
      <text:p text:style-name="P1"><text:soft-page-break/><text:tab/>- Iremos partir amanhã bem cedo, quero encontrar essa mulher o mais rápido possível para que ela dê fim a esses demônios de uma vez por todas. – disse a rainha se dirigindo ao general.</text:p>
      <text:p text:style-name="P1"><text:tab/>- Como a senhora quiser, minha rainha. O capitão não poderá se juntar a vocês, mas arranjarei outra pessoa. – respondeu o general.</text:p>
      <text:p text:style-name="P1"><text:tab/>- Muito bem. Quero os seus melhores soldados para que não aconteça o que aconteceu dessa vez. – falou a rainha com um tom de irritação na voz.</text:p>
      <text:p text:style-name="P1"><text:tab/>Depois disso, eles comeram em silêncio. Quando o jantar terminou, Helena foi chamada pela sua mãe para conversarem no quarto. A rainha esperava a filha no quarto, quando ela entrou viu a mãe deitada na cama ofegante, encharcada de suor e com muita febre. Então ela saiu correndo do quarto para chamar seu pai e um médico.</text:p>
      <text:p text:style-name="P1"><text:tab/>O médico a examinou, mas não havia nada de errado com ela, somente quando ele retirou o curativo do ombro que viu as veias negras que desciam desde o ombro até o peito.</text:p>
      <text:p text:style-name="P1"><text:tab/>- Não há nada que possa fazer por ela, o veneno já atingiu o coração e eu nunca vi esse tipo antes. Sinto muito. – falou o médico para o rei.</text:p>
      <text:p text:style-name="P1"><text:tab/>O rei ficou abalado com a notícia, mas agradeceu ao médico e o acompanhou até a porta. Helena estava no chão, ao lado da mãe segurando sua mão e chorando muito.</text:p>
      <text:p text:style-name="P1"><text:tab/>- Eu poderia ficar a sós com Helena, meu amor? – perguntou a rainha com a voz muito fraca.</text:p>
      <text:p text:style-name="P1"><text:tab/>- Claro, meu amor, estarei do lado de fora do quarto. – respondeu o rei se retirando do quarto.</text:p>
      <text:p text:style-name="P1"><text:tab/>- Filha, olhe para mim, – falou a rainha erguendo o rosto da filha – está tudo bem, você precisa ser forte, temos uma missão a cumprir. Na hora que eu lhe chamei, eu ia lhe dizer que íamos viajar juntas amanhã. Esse é o nosso dever, eu ia lhe passar o amuleto no próximo mês quando completasse 16 anos, mas acho que tenho que te passar agora. – ela retirou o amuleto do pescoço e entregou a filha, apertando na mão dela. – É a sua missão agora, Helena, encontre a mulher que será a maga dos quatro guerreiros.</text:p>
      <text:p text:style-name="P1"><text:tab/>- Mas mãe, não consigo viver sem você. Não sei o que fazer, me ajuda. – disse Helena em meio a soluços. </text:p>
      <text:p text:style-name="P1"><text:tab/>- Você consegue minha filha, sei que sim, olhe dentro de você e verá que é mais forte do que pensa. Confie em si mesma. </text:p>
      <text:p text:style-name="P1"><text:tab/>Então Helena ficou abraçada à mãe o tempo todo e o seu pai ficou no quarto com elas, sentado numa cadeira, chorando. Quando os primeiros raios de sol entraram pela janela e bateram no rosto da rainha, ela deu um sorriso caloroso para a filha e disse:</text:p>
      <text:p text:style-name="P1"><text:tab/>- Você é muito forte, eu amo muito você. – e então fechou os olhos e parou de respirar.</text:p>
      <text:p text:style-name="P1"><text:soft-page-break/><text:tab/>Helena chorou o dia todo, se trancou no seu quarto e não quis comer nada. E quando estava na hora de jantar, seu pai entrou no quarto e falou com ela:</text:p>
      <text:p text:style-name="P1"><text:tab/>- Minha filha, você não pode ficar assim, você tem que comer alguma coisa.</text:p>
      <text:p text:style-name="P1"><text:tab/>- Não estou com fome, pai. – respondeu Helena.</text:p>
      <text:p text:style-name="P1"><text:tab/>- Mas você precisa comer, sua mãe não iria querer que você ficasse assim.</text:p>
      <text:p text:style-name="P1"><text:tab/>- Não quero, pai. Me deixa sozinha por favor.</text:p>
      <text:p text:style-name="P1"><text:tab/>- Tudo bem, mas tome isso. Sua mãe pretendia lhe dar no próximo mês quando completasse dezesseis anos. – disse o rei dando uma carta para Helena e saindo do quarto.</text:p>
      <text:p text:style-name="P1"><text:tab/>Helena pegou a carta e abriu para ler, realmente era a letra da mãe e ela chorou quando viu</text:p>
      <text:p text:style-name="P7"><text:span text:style-name="T15"><text:tab/></text:span><text:span text:style-name="T22">Minha filha,</text:span></text:p>
      <text:p text:style-name="P2"><text:tab/>Você completa dezesseis anos hoje, é uma data muito especial, porque você se tornou uma mulher e eu quero lhe dar o meu amuleto. Ele é muito especial para mim, foi passado por gerações na nossa família e eu quero que você o tenha.</text:p>
      <text:p text:style-name="P2"><text:tab/>Você é uma menina muito especial, tem uma força dentro de você que não consegue enxergar e sei que se tornará uma grande rainha um dia. Confie em si mesma, assim como eu confio em você. Eu a amo muito, minha filha, seja forte.</text:p>
      <text:p text:style-name="P2"><text:tab/>Com amor,</text:p>
      <text:p text:style-name="P2"><text:tab/>Mamãe.</text:p>
      <text:p text:style-name="P1"><text:tab/>Quando terminou de ler a carta, Helena chorou muito, mas uma nova esperança tinha florescido e ela sabia o que devia fazer, tinha que cumprir o dever que sua mãe havia lhe confiado, tinha que encontrar a maga.</text:p>
      <text:p text:style-name="P1"/>
      <text:p text:style-name="P10">Capítulo 3</text:p>
      <text:p text:style-name="P1"><text:tab/> No dia seguinte, Helena desceu do seu quarto e tomou café com seu pai.</text:p>
      <text:p text:style-name="P1"><text:tab/>- Onde encontro general que jantou conosco ontem? – perguntou Helena.</text:p>
      <text:p text:style-name="P1"><text:tab/>- Para que você precisa dele? – respondeu o pai.</text:p>
      <text:p text:style-name="P1"><text:tab/>- Preciso que ele junte os soldados para mim, irei terminar o que minha mãe começou. – falou Helena com determinação.</text:p>
      <text:p text:style-name="P1"><text:tab/>- Até você? Você não irá continuar com essa maluquice! Olhe o que aconteceu a sua mãe, ela está morta por causa disso. – gritou o rei se levantando do seu lugar.</text:p>
      <text:p text:style-name="P1"><text:tab/>- Ela me confiou a missão dela! Irei realizar o seu último desejo! – falou Helena, também exaltada.</text:p>
      <text:p text:style-name="P1"><text:soft-page-break/><text:tab/>Os dois ficaram alguns minutos se encarando, quando o rei abaixou a cabeça e suspirou:</text:p>
      <text:p text:style-name="P1"><text:tab/>- Você não irá desistir disto não é?! Teimosa igual a mãe.</text:p>
      <text:p text:style-name="P1"><text:tab/>- Não irei, se for preciso vou sozinha. – falou Helena com determinação nos olhos.</text:p>
      <text:p text:style-name="P1"><text:tab/>- Claro que não, chamarei o general e mandarei ele reunir os soldados hoje mesmo, mas dessa vez não importo se as pessoas souberem, irão vinte soldados com você e sem discussões. – disse o rei, cedendo aos olhos determinados da filha.</text:p>
      <text:p text:style-name="P1"><text:tab/>Helena correu e deu um abraço no pai agradecendo-o. Logo depois, a campanha estava fornada, vinte soldados e a princesa. <text:s/></text:p>
      <text:p text:style-name="P1"><text:tab/>Quando estavam saindo, o rei chamou Helena:</text:p>
      <text:p text:style-name="P1"><text:tab/>- Tome cuidado, minha filha, se acontecer alguma coisa a você eu não sei o que seria de mim agora. Ao menor sinal de perigo corre imediatamente.</text:p>
      <text:p text:style-name="P1"><text:tab/>- Vai ficar tudo bem, pai, prometo. Eu voltarei para casa, não se preocupe. – falou Helena tentando tranquilizar o pai e dando-lhe um abraço.</text:p>
      <text:p text:style-name="P1"><text:tab/>Depois ela montou em seu cavalo, puxou o capuz da sua túnica e saiu com os soldados. Eles andavam devagar nos seus cavalos em direção à Vila dos Caçadores que ficava a noroeste do castelo, seriam 2 dias de viagem a cavalo se eles passassem pela Vila da Travessia, onde poderiam ficar em uma estalagem, mas estavam com medo que algum demônio ainda estivesse por lá, então eles contornariam pelo sul e teriam que acampar ao ar livre, já que não havia estalagens e era uma área sem árvores, apenas com alguns arbustos.</text:p>
      <text:p text:style-name="P1"><text:tab/>Quando anoitecera, eles tinham feito um ótimo progresso e chegariam na Vila dos Caçadores no fim da manhã do dia seguinte. Os soldados estavam botando os cavalos para pastarem e acertando quem iria começar ficando de guarda. Helena estava se acomodando em seu lençol que trouxera quando um dos soldados se aproximou.</text:p>
      <text:p text:style-name="P1"><text:tab/>- Me desculpe, princesa, não há lugar para passarmos a noite, teremos que nos arranjar por aqui mesmo. Se tiver algo que a senhorita queria é só falar.</text:p>
      <text:p text:style-name="P1"><text:tab/>- Está tudo bem soldado, apesar de eu ser a princesa, não me importo de dormir no chão se necessário. – respondeu Helena dando um sorriso.</text:p>
      <text:p text:style-name="P1"><text:tab/>A cada hora dois soldados ficariam de guarda e revezariam para mantes vigília à noite. Eles se arrumaram da melhor maneira que puderam, uns com roupas para servir de travesseiro, outros usando seus próprios amigos como apoio. Estava uma noite muito calma, com muitas estrelas no céu e sem nuvens. </text:p>
      <text:p text:style-name="P1"><text:tab/>Helena não estava conseguindo dormir e olhava para o amuleto, ele era azul da cor do céu e tinha uma águia preta desenhada nele, que estava no seu pescoço e lembrava da sua mãe, dos momentos felizes que passaram juntas e da missão que ela havia lhe deixado. Então ela olhou as estrelas e pensou se sua mãe a estaria observando agora e lágrimas caíram dos seus olhos até ela cair no sono.</text:p>
      <text:p text:style-name="P1"><text:soft-page-break/><text:tab/>Era perto de meia noite quando um dos soldados gritou, ele fora atingido por uma faca bem no centro da cabeça e caíra morto na mesma hora. O outro que estava em vigília com ele gritou:</text:p>
      <text:p text:style-name="P1"><text:tab/>- Estamos sendo atacados! Acordem e protejam a princesa!</text:p>
      <text:p text:style-name="P1"><text:tab/>Imediatamente todos acordaram e pegaram suas espadas, arcos, escudos e lanças para contra-atacar. Cinco deles formaram um círculo em volta da princesa com seus escudos e lanças levantados para a protegerem. Sete pegaram espadas e formaram um círculo maior para avançarem em quem aparecesse, os outros sete pegaram arcos e formaram um círculo intermediário entre os espadachins e os escudeiros para dar suporte.</text:p>
      <text:p text:style-name="P1"><text:tab/>Mas seria tudo em vão, porque uma centena de demônios os cercaram. Eles foram enviados para recuperar o amuleto de Helena já que tinham falhado antes. Todos eles eram da cor do céu noturno e ficavam camuflados na escuridão, tinham dois metros de altura com dentes que mal cabiam na boca, músculos avantajados e olhos que queriam causar dor. Eles tinham apenas uma tanga na parte de baixo do corpo e carregavam espadas na forma de um retângulo que tinham uma ponta afiada no final e poucos carregavam arcos. </text:p>
      <text:p text:style-name="P1"><text:tab/>Avançaram dois demônios, um pela esquerda e outro pela direita em um dos soldados espadachins, o que avançava pela esquerda foi morto com uma flecha no crânio, sem ter feito nada. O segundo ataca o soldado com uma fúria e força que teria o teria matado mesmo se aparasse o golpe, mas ele desviou para direita e enfiou a espada no coração da criatura.</text:p>
      <text:p text:style-name="P1"><text:tab/>Então os demônios começaram a avançar para esmaga-los com o maior número, mas estavam falhando, a formação dos soldados era muito eficiente e eram muito habilidosos. Entretanto, um dos arqueiros errou uma flecha e isso custou caro, pois a criatura que ele estava mirando atacou por trás um dos soldados da linha de frente e o matou. Agora, eles tinham uma abertura na formação e podiam atacar os arqueiros. </text:p>
      <text:p text:style-name="P1"><text:tab/>Em pouco tempo restavam apenas os escudeiros com suas lanças que formavam um círculo impenetrável para pessoas normais, mas eles não eram pessoas normais, eram demônios com uma força descomunal e um dos golpes destruiu o escudo ao meio e quebrou o braço do soldado. Helena estava em pânico, tinham mais de cinquenta criaturas, quatro soldados, sendo que um deles estava com o braço quebrado e ela estava vulnerável, ela sabia que ia morrer.</text:p>
      <text:p text:style-name="P1"><text:s/><text:tab/>Então, os soldados assumiram outra formação, eles ficaram em uma linha entre a princesa e as criaturas e começaram a recuar, permitindo que Helena fugisse para o norte, na direção da Vila da Travessia. Ela começou a correr, correu o mais rápido que pôde, mas quando olhou para trás os soldados estavam mortos e os demônios corriam atrás dela. </text:p>
      <text:p text:style-name="P7"><text:span text:style-name="T15"><text:tab/>Ela corria, corria, mas os demônios eram mais rápidos, ela tropeçou e caiu em pânico e choque cortando as mãos no impacto. Quando se virou os demônios já estavam em cima dela com as lâminas levantadas prontas para matá-la, então ela segurou seu amuleto, fechou os olhos e pediu para sua mãe protegê-la e quando as criaturas </text:span><text:soft-page-break/><text:span text:style-name="T15">desceram as espadas se chocaram com alguma coisa invisível e recuaram, tentaram de novo e de novo, mas sempre batiam na mesma parede invisível e de repente uma águia preta apareceu no céu com suas asas abertas.</text:span></text:p>
      <text:p text:style-name="P1"><text:tab/>De repente a águia começou a voar em direção aos demônios, bicou seus olhos e arranhou suas faces e voltava para os céus enquanto eles tentavam atravessar a barreira invisível. Helena ouviu uma voz na sua cabeça.</text:p>
      <text:p text:style-name="P7"><text:span text:style-name="T15"><text:tab/></text:span><text:span text:style-name="T17">“Até quando pretende ficar com os olhos fechados, abra-os e lute!”</text:span></text:p>
      <text:p text:style-name="P1"><text:tab/>Então ela abriu os olhos e se viu cercada por criaturas cada vez mais furiosas por não estarem conseguindo matá-la. Com muito medo ela se levantou e olhou para os rostos ferozes e cheios de ódio que a cercavam.</text:p>
      <text:p text:style-name="P1"><text:tab/>- Me salve, por favor. Estou com muito medo. – gritou Helena para o alto.</text:p>
      <text:p text:style-name="P7"><text:span text:style-name="T15"><text:tab/></text:span><text:span text:style-name="T17">“Salve-se você mesma, para de ser medrosa, você tem a força dentro de si, lembre-se. E aconselho que se lembre rápido ou vai morrer, a sua mana já está acabando e o escudo vai se partir em breve.”</text:span></text:p>
      <text:p text:style-name="P1"><text:tab/>Então Helena entrou em mais pânico, fechou os olhos e começou a apertar o seu amuleto mais forte do que antes e de repente ela não estava mais lá, não estava rodeada por demônios querendo matá-la, mas ainda estava noite. Havia uma brisa refrescante no seu rosto e estava com mais três pessoas com ela, cada um segurava uma arma, uma espada, um arco e duas adagas. Todos estavam sorrindo e olhavam para ela.</text:p>
      <text:p text:style-name="P7"><text:span text:style-name="T15"><text:tab/>- Vamos Helena, está na hora de matar uns </text:span><text:span text:style-name="T17">arcs. </text:span><text:span text:style-name="T15">– disse o homem que estava retirando a espada da bainha.</text:span></text:p>
      <text:p text:style-name="P1"><text:tab/>De repente ela se viu rodeada por demônios que vinham de todos lados, inclusive do céu, mas ela não estava com medo, estava com seus amigos, mesmo nunca os tendo visto sabia que os conhecia. Ela se sentia segura com eles e confiante, então começou a falar alguma coisa, aponto a mão para o céu que se encheu de nuvens pretas e caiu um raio negro que destruiu qualquer coisa em um raio de cem metros.</text:p>
      <text:p text:style-name="P1"><text:tab/>Logo após a queda do raio, Helena estava de volta para a confusão, mas estava confiante, com uma postura de poder e não mais sentia medo. Seus olhos olhavam com desprezo para as criaturas que se amontoavam ao seu e começaram a soltar faíscas negas, então ela ergueu sua mão ao céu que se encheu de nuvens e assim como na sua visão, gritou:</text:p>
      <text:p text:style-name="P7"><text:span text:style-name="T15"><text:tab/>- </text:span><text:span text:style-name="T17">Kaminari no shiren!</text:span></text:p>
      <text:p text:style-name="P1"><text:tab/>Um raio negro com um raio de trinta metros caiu tendo Helena como centro e matou todos os demônios a sua volta. Tudo a sua volta estava mais baixo devido à destruição do raio. A sua barreira foi desfeita, sua mana havia acabado, então ela caiu no chão, cansada, mas para seu horror apareceram mais demônios, ela não sabia de onde, mas estavam indo na direção dela. Helena não tinha forças para lançar outro ataca daquele e nem para formar uma barreira, então ela esperava pela morte e quando estava fechando os olhos viu um rapaz com uma espada em chamas azuis chegar e começar a queimar e cortar os demônios.</text:p>
      <text:p text:style-name="P1"><text:soft-page-break/><text:tab/>Era Benjamin!</text:p>
      <text:p text:style-name="P11">Capítulo 4</text:p>
      <text:p text:style-name="P7"><text:span text:style-name="T15"><text:tab/></text:span><text:span text:style-name="T16">Helena acordou atordoada pelo que tinha acontecido na noite anterior. Ela percebeu que não estava mais no acampamento que tinha armado com os soldados, estava em uma casa destruída, não havia teto nem uma das paredes, muito menos móveis. Ela se levantou e percebeu que ainda estava com o vestido da noite anterior, cheio de rasgões e sangue de </text:span><text:span text:style-name="T18">arcs</text:span><text:span text:style-name="T23"> e dela mesma. Ela olhou para as mãos e viu que os arranhões da queda haviam sarado e se perguntou o pôrque daquilo.</text:span></text:p>
      <text:p text:style-name="P7"><text:span text:style-name="T23"><text:tab/></text:span><text:span text:style-name="T24">Ela </text:span><text:span text:style-name="T25">caminhou cambaleando até à </text:span><text:span text:style-name="T26">parede que faltava para sair do cômodo e ver onde estava, quando o fez viu que estava em um lugar completamente destruído, todas as casas estavam derrubas ou queimadas e não havia ninguém por perto. Então ela se deu conta que estava na Vila da Travessia, que havia sido dizimada pelos </text:span><text:span text:style-name="T19">arcs</text:span><text:span text:style-name="T26">. Com cuidado, ela saiu andando pelo que antigamente era a rua principal.</text:span></text:p>
      <text:p text:style-name="P3"><text:tab/>Passando por diversos escombros, ela procurava por alguém que pudesse ajudá-la, foi então que viu um rapaz alto, com olhos azuis e cabelos ruivos. Benjamin estava carregando alguns pedaços de madeira e se dirigia para onde Helana estava.</text:p>
      <text:p text:style-name="P3"><text:tab/>- Você já está se sentindo melhor? - perguntou ele, parando na frente dela.</text:p>
      <text:p text:style-name="P3"><text:tab/>- Estou sim, quem é você? Você que me salvou? - perguntava Helena com cara de dúvida.</text:p>
      <text:p text:style-name="P3"><text:tab/>- Fui eu sim que salvei você, meu nome é Benjamin. Vamos voltar para casa.</text:p>
      <text:p text:style-name="P3"><text:tab/>Então eles voltaram para dentro da casa com apenas três paredes e se sentaram de frente para o outro.</text:p>
      <text:p text:style-name="P3"><text:tab/>- Quem é você e como fez aquilo ontem à noite? - perguntou Benjamin quebrando o silêncio.</text:p>
      <text:p text:style-name="P7"><text:span text:style-name="T26"><text:tab/>- Eu é que deveria perguntar isso, você matou todos aqueles </text:span><text:span text:style-name="T19">arcs </text:span><text:span text:style-name="T26">sozinho. Como fez aquilo?</text:span></text:p>
      <text:p text:style-name="P3"><text:tab/>- Primeiro me responda, depois lhe responderei o que quiser. - disse Benjamin com tom ríspido.</text:p>
      <text:p text:style-name="P7"><text:span text:style-name="T26"><text:tab/>- Eu sou Helena. </text:span><text:span text:style-name="T27">Eu também não sei como consegui fazer aquilo, uma águia disse pra eu me lembrar ou eu iria morrer, então eu me lembrei de como fazer aquilo e fiz, mas não adiantou muita coisa. - falava Helena confusa.</text:span></text:p>
      <text:p text:style-name="P7"><text:span text:style-name="T27"><text:tab/>- Espera, você disse que uma águia falou com você? Onde ela está? E do que você se lembrou? E chamou aquelas criaturas de </text:span><text:span text:style-name="T20">arcs</text:span><text:span text:style-name="T27">? - perguntava Ben ansioso por respostas.</text:span></text:p>
      <text:p text:style-name="P4"><text:tab/>- É o nome deles, você não sabia? - Helena perguntou como se fosse a coisa mais óbvia do mundo.</text:p>
      <text:p text:style-name="P4"><text:tab/>Benjamin balançou.</text:p>
      <text:p text:style-name="P7"><text:soft-page-break/><text:span text:style-name="T27"><text:tab/>- Quando a águia me mandou lembrar eu apertei bem forte o meu amuleto e de repente não estava mais lá, estava em outro lugar com mais três pessoas e estávamos prestes a lutar contra os demônios e eu soltei aquele reio do céu, mas na minha visão foi muito mais forte que aquele. Quanto à águia eu não sei de onde ela veio e nem para onde foi. - falou Helena concluindo seu relato. - Muito bem, já falei tudo o que sei, me responda agora, como você matou todos aqueles </text:span><text:span text:style-name="T20">arcs</text:span><text:span text:style-name="T27">? Antes de eu desmaiar haviam vários ainda.</text:span></text:p>
      <text:p text:style-name="P8"><text:span text:style-name="T27"><text:tab/>- Muito bem, é justo. - então Benjamin foi foi até o outro lado e pegou a sua </text:span><text:span text:style-name="T20">katana</text:span><text:span text:style-name="T27"> detrás do que antes era a escada da casa. - Foi com isso, ela solta chamas azuis quando eu a tiro da bainha e isso atrai os </text:span><text:span text:style-name="T20">arcs</text:span><text:span text:style-name="T27"> aparentemente. Mas ontem eles não foram atrás de mim, foram atrás de você e quando eu vi o céu se fechando em um só lugar fui correndo até lá.</text:span></text:p>
      <text:p text:style-name="P7"><text:span text:style-name="T27"><text:tab/>- </text:span><text:span text:style-name="T28">Eu posso vê-la? - perguntou Helana intrigada com a espada.</text:span></text:p>
      <text:p text:style-name="P5"><text:tab/>- Deixe eu ver o seu colar em troca. - disse Benjamin desconfiado.</text:p>
      <text:p text:style-name="P7"><text:span text:style-name="T28"><text:tab/>Helena pensou antes de responder, porque aquele amuleto era a última lembrança da sua mãe e ela não queria se afastar dele, mesmo que por um segundo ou um metro de distância. Mas ela cedou no final e então os dois esticaram os itens com uma mão e pegaram o do outro com a outra mão. Quando Benjamin encostou no amuleto e Helena na </text:span><text:span text:style-name="T21">katana</text:span><text:span text:style-name="T28">, houve um clarão onde eles se tocaram e de repente eles não estavam mais lá.</text:span></text:p>
      <text:p text:style-name="P5"/>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face style:name="Times New Roman1" svg:font-family="'Times New Roman'" style:font-family-generic="roman"/>
    <style:font-face style:name="FreeSans1" svg:font-family="FreeSans" style:font-family-generic="swiss"/>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family-generic="roman"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1"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1" fo:font-family="'Times New Roman'" style:font-family-generic="roman" style:font-size-asian="12pt" style:font-name-complex="FreeSans1" style:font-family-complex="FreeSans" style:font-family-generic-complex="swiss"/>
    </style:style>
    <style:style style:name="Title" style:family="paragraph" style:parent-style-name="Heading" style:class="chapter"/>
    <style:style style:name="List_20_Heading" style:display-name="List Heading" style:family="paragraph" style:parent-style-name="Standard" style:class="htm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o pedro</meta:initial-creator>
    <meta:editing-cycles>23</meta:editing-cycles>
    <meta:creation-date>2017-09-13T23:20:00</meta:creation-date>
    <dc:date>2018-09-30T19:41:51.025329445</dc:date>
    <meta:editing-duration>PT17H1M10S</meta:editing-duration>
    <meta:generator>LibreOffice/6.0.3.2$Linux_X86_64 LibreOffice_project/00m0$Build-2</meta:generator>
    <meta:document-statistic meta:table-count="0" meta:image-count="0" meta:object-count="0" meta:page-count="14" meta:paragraph-count="172" meta:word-count="6516" meta:character-count="36018" meta:non-whitespace-character-count="294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